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9f9f9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svg:stroke-width="0.13cm" svg:stroke-color="#ffffff" draw:fill="none" draw:fill-color="#ffffff" fo:padding-top="0.015cm" fo:padding-bottom="0.015cm" fo:padding-left="0.015cm" fo:padding-right="0.015cm"/>
    </style:style>
    <style:style style:name="gr4" style:family="graphic" style:parent-style-name="standard">
      <style:graphic-properties svg:stroke-width="0.08cm" svg:stroke-color="#000000" draw:fill="none" draw:fill-color="#ffffff" fo:padding-top="-0.01cm" fo:padding-bottom="-0.01cm" fo:padding-left="-0.01cm" fo:padding-right="-0.01cm"/>
    </style:style>
    <style:style style:name="gr5" style:family="graphic" style:parent-style-name="standard">
      <style:graphic-properties svg:stroke-width="0.1cm" draw:fill-color="#000000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0cm" svg:y="-5cm"/>
          <draw:glue-point draw:id="6" svg:x="0cm" svg:y="5cm"/>
          <draw:glue-point draw:id="7" svg:x="5cm" svg:y="0cm"/>
          <draw:glue-point draw:id="8" svg:x="2.5cm" svg:y="2.5cm"/>
          <draw:rect draw:style-name="gr1" draw:layer="layout" svg:width="2cm" svg:height="2cm" svg:x="0cm" svg:y="0cm">
            <text:p/>
          </draw:rect>
          <draw:rect draw:style-name="gr2" draw:layer="layout" svg:width="2cm" svg:height="2cm" svg:x="0cm" svg:y="0cm">
            <text:p/>
          </draw:rect>
          <draw:path draw:style-name="gr3" draw:layer="layout" svg:width="0.833cm" svg:height="0.833cm" svg:x="0.324cm" svg:y="0.324cm" svg:viewBox="0 0 834 834" svg:d="m817 0c0 1021 204 817-817 817">
            <text:p/>
          </draw:path>
          <draw:path draw:style-name="gr4" draw:layer="layout" svg:width="0.833cm" svg:height="0.833cm" svg:x="0.324cm" svg:y="0.324cm" svg:viewBox="0 0 834 834" svg:d="m817 0c0 1021 204 817-817 817">
            <text:p/>
          </draw:path>
          <draw:polygon draw:style-name="gr5" draw:layer="layout" svg:width="0.2cm" svg:height="0.2cm" svg:x="1.02cm" svg:y="0.28cm" svg:viewBox="0 0 201 201" draw:points="201,201 201,0 0,201">
            <text:p/>
          </draw:polygon>
          <draw:polygon draw:style-name="gr5" draw:layer="layout" svg:width="0.2cm" svg:height="0.2cm" svg:x="0.28cm" svg:y="1.02cm" svg:viewBox="0 0 201 201" draw:points="201,0 0,201 201,201">
            <text:p/>
          </draw:polygon>
          <draw:path draw:style-name="gr3" draw:layer="layout" svg:width="0.833cm" svg:height="0.833cm" svg:x="0.901cm" svg:y="0.87cm" svg:viewBox="0 0 834 834" svg:d="m834 17c-1021 0-817-204-817 817">
            <text:p/>
          </draw:path>
          <draw:path draw:style-name="gr4" draw:layer="layout" svg:width="0.833cm" svg:height="0.833cm" svg:x="0.901cm" svg:y="0.87cm" svg:viewBox="0 0 834 834" svg:d="m834 17c-1021 0-817-204-817 817">
            <text:p/>
          </draw:path>
          <draw:polygon draw:style-name="gr5" draw:layer="layout" svg:width="0.2cm" svg:height="0.401cm" svg:x="1.54cm" svg:y="0.78cm" svg:viewBox="0 0 201 402" draw:points="0,402 201,201 0,0">
            <text:p/>
          </draw:polygon>
          <draw:polygon draw:style-name="gr5" draw:layer="layout" svg:width="0.401cm" svg:height="0.2cm" svg:x="0.8cm" svg:y="1.52cm" svg:viewBox="0 0 402 201" draw:points="0,0 201,201 402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Network - Router Symbol</dc:title>
    <meta:creation-date>2011-02-07T17:12:27</meta:creation-date>
    <meta:editing-duration>P0D</meta:editing-duration>
    <meta:editing-cycles>1</meta:editing-cycles>
    <meta:document-statistic meta:object-count="11"/>
    <meta:generator>OpenOffice.org/3.3$Linux OpenOffice.org_project/330m20$Build-9567</meta:generator>
  </office:meta>
</office:document-meta>
</file>